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15in" fo:margin-left="-0.075in" style:page-number="auto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2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6" style:family="table-row">
      <style:table-row-properties style:min-row-height="0.5625in" fo:keep-together="auto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7" style:family="table-row">
      <style:table-row-properties style:min-row-height="0.0556in" fo:keep-together="auto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6132in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0" style:family="table-row">
      <style:table-row-properties style:min-row-height="1.15in"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2153in" fo:keep-together="auto"/>
    </style:style>
    <style:style style:name="Table1.A1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2" style:family="table-row">
      <style:table-row-properties style:min-row-height="0.0917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156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048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6" style:family="table-row">
      <style:table-row-properties style:min-row-height="0.3806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text-properties style:font-name="Calibri1" fo:font-size="10pt" officeooo:rsid="0081ccdf" officeooo:paragraph-rsid="0081ccdf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text-properties style:font-name="Calibri1" fo:font-size="10pt" fo:font-style="italic" fo:font-weight="normal" officeooo:rsid="0081ccdf" officeooo:paragraph-rsid="0081ccdf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5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6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7" style:family="paragraph" style:parent-style-name="Standard">
      <style:text-properties style:font-name="Calibri1" fo:font-size="11pt" fo:font-weight="bold" officeooo:paragraph-rsid="00c1c0a7" style:font-size-asian="11pt" style:font-weight-asian="bold" style:font-name-complex="Calibri1" style:font-size-complex="11pt"/>
    </style:style>
    <style:style style:name="P8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9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0pt" fo:font-weight="normal" officeooo:paragraph-rsid="0022eecc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officeooo:paragraph-rsid="00b92638" style:font-size-asian="10pt" style:font-size-complex="10pt"/>
    </style:style>
    <style:style style:name="P13" style:family="paragraph" style:parent-style-name="Standard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P14" style:family="paragraph" style:parent-style-name="Standard">
      <style:text-properties fo:font-variant="small-caps" style:font-name="Calibri1" fo:font-size="11pt" fo:font-weight="bold" officeooo:rsid="0078e127" style:font-size-asian="11pt" style:font-weight-asian="bold" style:font-name-complex="Calibri1" style:font-size-complex="11pt"/>
    </style:style>
    <style:style style:name="P15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6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19" style:family="paragraph" style:parent-style-name="Standard">
      <style:paragraph-properties fo:margin-left="0.05in" fo:margin-right="0in" fo:text-indent="0in" style:auto-text-indent="false"/>
      <style:text-properties style:font-name="Calibri1" fo:font-size="10pt" fo:font-style="italic" officeooo:paragraph-rsid="00b92638" style:font-size-asian="10pt" style:font-style-asian="italic" style:font-name-complex="Calibri1" style:font-size-complex="10pt" style:font-style-complex="italic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Calibri" fo:font-size="10pt" fo:font-style="italic" officeooo:rsid="00b95b15" officeooo:paragraph-rsid="00b95b15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Calibri1" fo:font-size="10pt" fo:font-style="italic" fo:font-weight="normal" officeooo:paragraph-rsid="00b92638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2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23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4" style:family="paragraph" style:parent-style-name="Standard">
      <style:text-properties style:font-name="Calibri" fo:font-size="10pt" officeooo:paragraph-rsid="00cccca6" style:font-size-asian="10pt" style:font-size-complex="10pt"/>
    </style:style>
    <style:style style:name="P25" style:family="paragraph" style:parent-style-name="Standard">
      <style:text-properties style:font-name="Calibri" fo:font-size="10pt" officeooo:rsid="00cccca6" officeooo:paragraph-rsid="00cccca6" style:font-size-asian="10pt" style:font-size-complex="10pt"/>
    </style:style>
    <style:style style:name="P26" style:family="paragraph" style:parent-style-name="Standard">
      <style:text-properties style:font-name="Calibri" fo:font-size="10pt" officeooo:paragraph-rsid="00d1febf" style:font-size-asian="10pt" style:font-size-complex="10pt"/>
    </style:style>
    <style:style style:name="P27" style:family="paragraph" style:parent-style-name="Text_20_body">
      <style:text-properties officeooo:paragraph-rsid="00cdf954"/>
    </style:style>
    <style:style style:name="P28" style:family="paragraph" style:parent-style-name="Achievement">
      <style:text-properties fo:font-size="10pt" officeooo:paragraph-rsid="00b9bd08"/>
    </style:style>
    <style:style style:name="P29" style:family="paragraph" style:parent-style-name="Achievement">
      <style:text-properties fo:font-size="10pt" style:font-size-asian="10pt" style:font-size-complex="10pt"/>
    </style:style>
    <style:style style:name="P30" style:family="paragraph" style:parent-style-name="Achievement">
      <style:text-properties fo:font-size="10pt" officeooo:paragraph-rsid="004bf780" style:font-size-asian="10pt" style:font-size-complex="10pt"/>
    </style:style>
    <style:style style:name="P31" style:family="paragraph" style:parent-style-name="Achievement" style:list-style-name="WW8Num4">
      <style:text-properties fo:font-size="10pt" officeooo:paragraph-rsid="0085b25d" style:font-size-asian="10pt" style:font-size-complex="10pt"/>
    </style:style>
    <style:style style:name="P32" style:family="paragraph" style:parent-style-name="Achievement" style:list-style-name="WW8Num4">
      <style:text-properties fo:font-size="10pt" officeooo:paragraph-rsid="00709895" style:font-size-asian="10pt" style:font-size-complex="10pt"/>
    </style:style>
    <style:style style:name="P33" style:family="paragraph" style:parent-style-name="Achievement">
      <style:text-properties fo:font-size="10pt" officeooo:paragraph-rsid="004d03d8" style:font-size-asian="10pt" style:font-size-complex="10pt"/>
    </style:style>
    <style:style style:name="P34" style:family="paragraph" style:parent-style-name="Achievement">
      <style:text-properties fo:font-size="10pt" officeooo:paragraph-rsid="004dc658" style:font-size-asian="10pt" style:font-size-complex="10pt"/>
    </style:style>
    <style:style style:name="P35" style:family="paragraph" style:parent-style-name="Achievement">
      <style:text-properties fo:font-size="10pt" officeooo:rsid="00c41253" officeooo:paragraph-rsid="00c41253" style:font-size-asian="10pt" style:font-size-complex="10pt"/>
    </style:style>
    <style:style style:name="P36" style:family="paragraph" style:parent-style-name="Achievement">
      <style:text-properties fo:font-size="10pt" officeooo:rsid="00c41253" officeooo:paragraph-rsid="00c83697" style:font-size-asian="10pt" style:font-size-complex="10pt"/>
    </style:style>
    <style:style style:name="P37" style:family="paragraph" style:parent-style-name="Achievement">
      <style:text-properties fo:font-size="10pt" officeooo:rsid="00c5e05b" officeooo:paragraph-rsid="00c5ff23" style:font-size-asian="10pt" style:font-size-complex="10pt"/>
    </style:style>
    <style:style style:name="P38" style:family="paragraph" style:parent-style-name="Achievement">
      <style:text-properties style:font-name="Calibri1" fo:font-size="10pt" officeooo:paragraph-rsid="004bf780" style:font-size-asian="10pt" style:font-name-complex="Calibri1" style:font-size-complex="10pt"/>
    </style:style>
    <style:style style:name="P39" style:family="paragraph" style:parent-style-name="Achievement">
      <style:text-properties style:font-name="Calibri1" fo:font-size="10pt" officeooo:paragraph-rsid="004ecaf9" style:font-size-asian="10pt" style:font-name-complex="Calibri1" style:font-size-complex="10pt"/>
    </style:style>
    <style:style style:name="P40" style:family="paragraph" style:parent-style-name="Achievement">
      <style:text-properties officeooo:paragraph-rsid="00a318f8"/>
    </style:style>
    <style:style style:name="P41" style:family="paragraph" style:parent-style-name="Achievement">
      <style:text-properties officeooo:paragraph-rsid="00a2b38b"/>
    </style:style>
    <style:style style:name="P42" style:family="paragraph" style:parent-style-name="Achievement">
      <style:text-properties style:font-name="Calibri" fo:font-size="10pt" officeooo:paragraph-rsid="0073557c" style:font-size-asian="10pt" style:font-size-complex="10pt"/>
    </style:style>
    <style:style style:name="P43" style:family="paragraph" style:parent-style-name="Achievement">
      <style:text-properties style:font-name="Calibri" fo:font-size="10pt" officeooo:paragraph-rsid="0099e2e2" style:font-size-asian="10pt" style:font-size-complex="10pt"/>
    </style:style>
    <style:style style:name="P44" style:family="paragraph" style:parent-style-name="Achievement">
      <style:text-properties style:font-name="Calibri" fo:font-size="10pt" officeooo:paragraph-rsid="0074d39b" style:font-size-asian="10pt" style:font-size-complex="10pt"/>
    </style:style>
    <style:style style:name="P45" style:family="paragraph" style:parent-style-name="Achievement">
      <style:text-properties style:font-name="Calibri" fo:font-size="10pt" officeooo:paragraph-rsid="00975e1c" style:font-size-asian="10pt" style:font-size-complex="10pt"/>
    </style:style>
    <style:style style:name="P46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9c5f5a" style:font-size-asian="10pt" style:font-size-complex="10pt"/>
    </style:style>
    <style:style style:name="P47" style:family="paragraph" style:parent-style-name="Achievement" style:list-style-name="WW8Num4">
      <style:paragraph-properties fo:margin-left="0in" fo:margin-right="0in" fo:text-indent="0in" style:auto-text-indent="false"/>
      <style:text-properties style:font-name="Calibri" fo:font-size="10pt" officeooo:paragraph-rsid="0073e7dd" style:font-size-asian="10pt" style:font-size-complex="10pt"/>
    </style:style>
    <style:style style:name="P48" style:family="paragraph">
      <style:paragraph-properties fo:text-align="center" style:writing-mode="lr-tb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officeooo:rsid="0066abc6" style:font-name-complex="Calibri1"/>
    </style:style>
    <style:style style:name="T3" style:family="text">
      <style:text-properties style:font-name="Calibri1" officeooo:rsid="0063b056" style:font-name-complex="Calibri1"/>
    </style:style>
    <style:style style:name="T4" style:family="text">
      <style:text-properties style:font-name="Calibri1" officeooo:rsid="0066a6d9" style:font-name-complex="Calibri1"/>
    </style:style>
    <style:style style:name="T5" style:family="text">
      <style:text-properties style:font-name="Calibri1" officeooo:rsid="00232361" style:font-name-complex="Calibri1"/>
    </style:style>
    <style:style style:name="T6" style:family="text">
      <style:text-properties style:font-name="Calibri1" officeooo:rsid="000d3c20" style:font-name-complex="Calibri1"/>
    </style:style>
    <style:style style:name="T7" style:family="text">
      <style:text-properties style:font-name="Calibri1" officeooo:rsid="0022eecc" style:font-name-complex="Calibri1"/>
    </style:style>
    <style:style style:name="T8" style:family="text">
      <style:text-properties style:font-name="Calibri1" officeooo:rsid="0080095c" style:font-name-complex="Calibri1"/>
    </style:style>
    <style:style style:name="T9" style:family="text">
      <style:text-properties style:font-name="Calibri1" officeooo:rsid="008fbe35" style:font-name-complex="Calibri1"/>
    </style:style>
    <style:style style:name="T10" style:family="text">
      <style:text-properties style:font-name="Calibri1" officeooo:rsid="00a2b38b" style:font-name-complex="Calibri1"/>
    </style:style>
    <style:style style:name="T11" style:family="text">
      <style:text-properties style:font-name="Calibri1" officeooo:rsid="00c83697" style:font-name-complex="Calibri1"/>
    </style:style>
    <style:style style:name="T12" style:family="text">
      <style:text-properties style:font-name="Calibri1" fo:font-weight="bold" style:font-weight-asian="bold" style:font-name-complex="Calibri1"/>
    </style:style>
    <style:style style:name="T13" style:family="text">
      <style:text-properties style:font-name="Calibri1" fo:font-weight="bold" style:font-weight-asian="bold" style:font-name-complex="Calibri1" style:font-weight-complex="bold"/>
    </style:style>
    <style:style style:name="T14" style:family="text">
      <style:text-properties style:font-name="Calibri1" fo:font-weight="bold" officeooo:rsid="0063b056" style:font-weight-asian="bold" style:font-name-complex="Calibri1" style:font-weight-complex="bold"/>
    </style:style>
    <style:style style:name="T15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16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17" style:family="text">
      <style:text-properties style:font-name="Calibri1" fo:font-weight="bold" officeooo:rsid="007d6996" style:font-size-asian="10pt" style:font-weight-asian="bold" style:font-name-complex="Calibri1" style:font-size-complex="10pt" style:font-weight-complex="bold"/>
    </style:style>
    <style:style style:name="T18" style:family="text">
      <style:text-properties style:font-name="Calibri1" fo:font-weight="bold" officeooo:rsid="00aa909a" style:font-size-asian="10pt" style:font-weight-asian="bold" style:font-name-complex="Calibri1" style:font-size-complex="10pt" style:font-weight-complex="bold"/>
    </style:style>
    <style:style style:name="T19" style:family="text">
      <style:text-properties style:font-name="Calibri1" fo:font-weight="bold" officeooo:rsid="00d050a4" style:font-size-asian="10pt" style:font-weight-asian="bold" style:font-name-complex="Calibri1" style:font-size-complex="10pt" style:font-weight-complex="bold"/>
    </style:style>
    <style:style style:name="T20" style:family="text">
      <style:text-properties style:font-name="Calibri1" fo:letter-spacing="0.0126in" style:font-name-complex="Calibri1"/>
    </style:style>
    <style:style style:name="T21" style:family="text">
      <style:text-properties style:font-name="Calibri1" fo:letter-spacing="0.0126in" officeooo:rsid="006db708" style:font-name-complex="Calibri1"/>
    </style:style>
    <style:style style:name="T22" style:family="text">
      <style:text-properties style:font-name="Calibri1" fo:letter-spacing="0.0126in" officeooo:rsid="00af6150" style:font-name-complex="Calibri1"/>
    </style:style>
    <style:style style:name="T23" style:family="text">
      <style:text-properties style:font-name="Calibri1" fo:letter-spacing="0.0126in" officeooo:rsid="00b226a8" style:font-name-complex="Calibri1"/>
    </style:style>
    <style:style style:name="T24" style:family="text">
      <style:text-properties style:font-name="Calibri1" fo:letter-spacing="0.0126in" fo:font-weight="bold" style:font-weight-asian="bold" style:font-name-complex="Calibri1"/>
    </style:style>
    <style:style style:name="T25" style:family="text">
      <style:text-properties style:font-name="Calibri1" fo:letter-spacing="0.0126in" fo:font-weight="bold" style:font-weight-asian="bold" style:font-name-complex="Calibri1" style:font-weight-complex="bold"/>
    </style:style>
    <style:style style:name="T26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27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28" style:family="text">
      <style:text-properties style:font-name="Calibri1" fo:font-weight="normal" officeooo:rsid="007d6996" style:font-size-asian="10pt" style:font-weight-asian="normal" style:font-name-complex="Calibri1" style:font-size-complex="10pt" style:font-weight-complex="normal"/>
    </style:style>
    <style:style style:name="T29" style:family="text">
      <style:text-properties style:font-name="Calibri1" fo:font-weight="normal" officeooo:rsid="00d050a4" style:font-size-asian="10pt" style:font-weight-asian="normal" style:font-name-complex="Calibri1" style:font-size-complex="10pt" style:font-weight-complex="normal"/>
    </style:style>
    <style:style style:name="T30" style:family="text">
      <style:text-properties style:font-name="Calibri1" fo:font-weight="normal" officeooo:rsid="00d2dd7b" style:font-size-asian="10pt" style:font-weight-asian="normal" style:font-name-complex="Calibri1" style:font-size-complex="10pt" style:font-weight-complex="normal"/>
    </style:style>
    <style:style style:name="T31" style:family="text">
      <style:text-properties style:font-name="Calibri1" officeooo:rsid="002571ed" style:font-size-asian="10pt" style:font-name-complex="Calibri1" style:font-size-complex="10pt"/>
    </style:style>
    <style:style style:name="T32" style:family="text">
      <style:text-properties style:font-name="Calibri1" officeooo:rsid="0025aacf" style:font-size-asian="10pt" style:font-name-complex="Calibri1" style:font-size-complex="10pt"/>
    </style:style>
    <style:style style:name="T33" style:family="text">
      <style:text-properties style:font-name="Calibri1" officeooo:rsid="00265cc0" style:font-size-asian="10pt" style:font-name-complex="Calibri1" style:font-size-complex="10pt"/>
    </style:style>
    <style:style style:name="T34" style:family="text">
      <style:text-properties style:font-name="Calibri1" fo:font-size="10pt" style:font-size-asian="10pt" style:font-name-complex="Calibri1" style:font-size-complex="10pt"/>
    </style:style>
    <style:style style:name="T35" style:family="text">
      <style:text-properties style:font-name="Calibri1" fo:font-size="10pt" officeooo:rsid="006bb441" style:font-size-asian="10pt" style:font-name-complex="Calibri1" style:font-size-complex="10pt"/>
    </style:style>
    <style:style style:name="T36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37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38" style:family="text">
      <style:text-properties style:font-name="Calibri1" fo:font-size="10pt" fo:font-weight="normal" officeooo:rsid="00cb7411" style:font-size-asian="10pt" style:font-weight-asian="normal" style:font-name-complex="Calibri1" style:font-size-complex="10pt" style:font-weight-complex="normal"/>
    </style:style>
    <style:style style:name="T39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40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name-complex="Calibri1"/>
    </style:style>
    <style:style style:name="T43" style:family="text">
      <style:text-properties fo:font-weight="bold" style:font-weight-asian="bold" style:font-name-complex="Calibri1" style:font-weight-complex="bold"/>
    </style:style>
    <style:style style:name="T44" style:family="text">
      <style:text-properties fo:font-weight="bold" officeooo:rsid="00975e1c" style:font-weight-asian="bold" style:font-name-complex="Calibri1" style:font-weight-complex="bold"/>
    </style:style>
    <style:style style:name="T45" style:family="text">
      <style:text-properties fo:font-weight="bold" officeooo:rsid="00965846" style:font-weight-asian="bold" style:font-name-complex="Calibri1" style:font-weight-complex="bold"/>
    </style:style>
    <style:style style:name="T46" style:family="text">
      <style:text-properties fo:font-weight="bold" officeooo:rsid="00bfc1e4" style:font-weight-asian="bold" style:font-name-complex="Calibri1" style:font-weight-complex="bold"/>
    </style:style>
    <style:style style:name="T47" style:family="text">
      <style:text-properties fo:font-weight="bold" officeooo:rsid="00c1c0a7" style:font-weight-asian="bold" style:font-name-complex="Calibri1" style:font-weight-complex="bold"/>
    </style:style>
    <style:style style:name="T48" style:family="text">
      <style:text-properties style:text-position="super 58%" officeooo:rsid="00b8fc03"/>
    </style:style>
    <style:style style:name="T49" style:family="text">
      <style:text-properties style:text-position="super 58%" fo:font-weight="bold" style:font-weight-asian="bold" style:font-name-complex="Calibri1" style:font-weight-complex="bold"/>
    </style:style>
    <style:style style:name="T50" style:family="text">
      <style:text-properties officeooo:rsid="00405a11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822b08" style:font-weight-asian="normal" style:font-weight-complex="normal"/>
    </style:style>
    <style:style style:name="T53" style:family="text">
      <style:text-properties fo:font-weight="normal" officeooo:rsid="00b92638" style:font-weight-asian="normal" style:font-weight-complex="normal"/>
    </style:style>
    <style:style style:name="T54" style:family="text">
      <style:text-properties fo:font-weight="normal" officeooo:rsid="008390c4" style:font-weight-asian="normal" style:font-weight-complex="normal"/>
    </style:style>
    <style:style style:name="T55" style:family="text">
      <style:text-properties fo:font-weight="normal" officeooo:rsid="00bb2615" style:font-weight-asian="normal" style:font-weight-complex="normal"/>
    </style:style>
    <style:style style:name="T56" style:family="text">
      <style:text-properties fo:font-weight="normal" officeooo:rsid="00c30ca3" style:font-weight-asian="normal" style:font-weight-complex="normal"/>
    </style:style>
    <style:style style:name="T57" style:family="text">
      <style:text-properties fo:font-weight="normal" officeooo:rsid="00975e1c" style:font-weight-asian="normal" style:font-name-complex="Calibri1" style:font-weight-complex="normal"/>
    </style:style>
    <style:style style:name="T58" style:family="text">
      <style:text-properties fo:font-weight="normal" officeooo:rsid="00a14397" style:font-weight-asian="normal" style:font-name-complex="Calibri1" style:font-weight-complex="normal"/>
    </style:style>
    <style:style style:name="T59" style:family="text">
      <style:text-properties fo:font-weight="normal" officeooo:rsid="00965846" style:font-weight-asian="normal" style:font-name-complex="Calibri1" style:font-weight-complex="normal"/>
    </style:style>
    <style:style style:name="T60" style:family="text">
      <style:text-properties fo:font-weight="normal" officeooo:rsid="00c30ca3" style:font-weight-asian="normal" style:font-name-complex="Calibri1" style:font-weight-complex="normal"/>
    </style:style>
    <style:style style:name="T61" style:family="text">
      <style:text-properties fo:font-size="10pt" fo:font-style="italic" style:font-size-asian="10pt" style:font-style-asian="italic" style:font-size-complex="10pt" style:font-style-complex="italic"/>
    </style:style>
    <style:style style:name="T62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63" style:family="text">
      <style:text-properties officeooo:rsid="00842298"/>
    </style:style>
    <style:style style:name="T64" style:family="text">
      <style:text-properties fo:color="#000000" style:font-name="Calibri" fo:font-size="10pt" style:text-underline-style="none" style:font-size-asian="10pt" style:font-size-complex="10pt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style:font-name="Calibri" fo:font-size="10pt" style:font-size-asian="10pt" style:font-size-complex="10pt"/>
    </style:style>
    <style:style style:name="T68" style:family="text">
      <style:text-properties style:font-name="Calibri" fo:font-size="10pt" officeooo:rsid="00b8cfa2" style:font-size-asian="10pt" style:font-size-complex="10pt"/>
    </style:style>
    <style:style style:name="T69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70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71" style:family="text">
      <style:text-properties officeooo:rsid="00b8fc03"/>
    </style:style>
    <style:style style:name="T72" style:family="text">
      <style:text-properties style:font-name-complex="Calibri1"/>
    </style:style>
    <style:style style:name="T73" style:family="text">
      <style:text-properties officeooo:rsid="00965846" style:font-name-complex="Calibri1"/>
    </style:style>
    <style:style style:name="T74" style:family="text">
      <style:text-properties officeooo:rsid="00bfc1e4" style:font-name-complex="Calibri1"/>
    </style:style>
    <style:style style:name="T75" style:family="text">
      <style:text-properties officeooo:rsid="008842b8" style:font-name-complex="Calibri1"/>
    </style:style>
    <style:style style:name="T76" style:family="text">
      <style:text-properties officeooo:rsid="0087f163" style:font-name-complex="Calibri1"/>
    </style:style>
    <style:style style:name="T77" style:family="text">
      <style:text-properties officeooo:rsid="00397b62" style:font-name-complex="Calibri1"/>
    </style:style>
    <style:style style:name="T78" style:family="text">
      <style:text-properties officeooo:rsid="008bfd6c" style:font-name-complex="Calibri1"/>
    </style:style>
    <style:style style:name="T79" style:family="text">
      <style:text-properties officeooo:rsid="00389fbd" style:font-name-complex="Calibri1"/>
    </style:style>
    <style:style style:name="T80" style:family="text">
      <style:text-properties officeooo:rsid="00c1c0a7" style:font-name-complex="Calibri1"/>
    </style:style>
    <style:style style:name="T81" style:family="text">
      <style:text-properties officeooo:rsid="00cccca6" style:font-name-complex="Calibri1"/>
    </style:style>
    <style:style style:name="T82" style:family="text">
      <style:text-properties officeooo:rsid="00b92638"/>
    </style:style>
    <style:style style:name="T83" style:family="text">
      <style:text-properties style:font-weight-complex="bold"/>
    </style:style>
    <style:style style:name="T84" style:family="text">
      <style:text-properties officeooo:rsid="00b92638" style:font-weight-complex="bold"/>
    </style:style>
    <style:style style:name="T85" style:family="text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T86" style:family="text">
      <style:text-properties fo:font-variant="small-caps" style:font-name="Calibri1" fo:font-size="11pt" fo:font-weight="bold" officeooo:rsid="00cdf954" style:font-size-asian="11pt" style:font-weight-asian="bold" style:font-name-complex="Calibri1" style:font-size-complex="11pt"/>
    </style:style>
    <style:style style:name="T87" style:family="text">
      <style:text-properties officeooo:rsid="00c30ca3"/>
    </style:style>
    <style:style style:name="T88" style:family="text">
      <style:text-properties officeooo:rsid="00cdf954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<text:span text:style-name="T71">3209 E. 10</text:span><text:span text:style-name="T48">th</text:span><text:span text:style-name="T71"> st., Apt. E7, </text:span>Bloomington, <text:span text:style-name="T50">IN </text:span>47408.</text:p>
          </table:table-cell>
          <table:table-cell table:style-name="Table1.A1" table:number-columns-spanned="2" office:value-type="string">
            <text:p text:style-name="P27"><text:span text:style-name="T62"><text:s text:c="3"/></text:span><text:span text:style-name="T69">RAHUL PASUNURI</text:span><text:span text:style-name="T70"> </text:span><text:span text:style-name="T67">https://</text:span><text:span text:style-name="T68">linkedin.com/in/rahulpasunuri</text:span></text:p>
          </table:table-cell>
          <table:covered-table-cell/>
          <table:table-cell table:style-name="Table1.A1" office:value-type="string">
            <text:p text:style-name="P17"><text:s/><text:span text:style-name="T82">(</text:span>812<text:span text:style-name="T82">)</text:span> 369-7646</text:p>
            <text:p text:style-name="P8"><text:span text:style-name="T67"><text:s/></text:span><text:a xlink:type="simple" xlink:href="mailto:rahupasu@indiana.edu"><text:span text:style-name="T64">rahupasu@indiana.edu</text:span></text:a></text:p>
          </table:table-cell>
        </table:table-row>
        <table:table-row table:style-name="Table1.2">
          <table:table-cell table:style-name="Table1.A2" table:number-columns-spanned="4" office:value-type="string">
            <text:p text:style-name="P13">Employment<draw:connector text:anchor-type="char" draw:z-index="3" draw:style-name="gr1" draw:text-style-name="P48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T84">School of Informatics &amp; Computing</text:span><text:span text:style-name="T53">, Bloomington, </text:span><text:span text:style-name="T55">IN.</text:span></text:p>
          </table:table-cell>
          <table:covered-table-cell/>
          <table:covered-table-cell/>
          <table:table-cell table:style-name="Table1.D3" office:value-type="string">
            <text:p text:style-name="P10"><text:span text:style-name="T5">August</text:span><text:span text:style-name="T7"> 201</text:span><text:span text:style-name="T5">4</text:span><text:span text:style-name="T7"> – </text:span><text:span text:style-name="T8">Present</text:span></text:p>
          </table:table-cell>
        </table:table-row>
        <table:table-row table:style-name="Table1.3">
          <table:table-cell table:style-name="Table1.A4" table:number-columns-spanned="4" office:value-type="string">
            <text:p text:style-name="P20">Associate Instructor.</text:p>
            <text:list xml:id="list4832512837052674818" text:style-name="WW8Num4">
              <text:list-item>
                <text:p text:style-name="P28"><text:span text:style-name="T31">Associate Instructor for </text:span><text:span text:style-name="T32">the</text:span><text:span text:style-name="T33"> </text:span><text:span text:style-name="T32">course </text:span><text:span text:style-name="T17">I</text:span><text:span text:style-name="T18">nformation</text:span><text:span text:style-name="T17"> I</text:span><text:span text:style-name="T18">nfrastructure</text:span><text:span text:style-name="T28"> </text:span><text:span text:style-name="T17">II. </text:span><text:span text:style-name="T29">(</text:span><text:span text:style-name="T30">P</text:span><text:span text:style-name="T29">ython, </text:span><text:span text:style-name="T30">CGI</text:span><text:span text:style-name="T29">, </text:span><text:span text:style-name="T30">T</text:span><text:span text:style-name="T29">-SQL)</text:span></text:p>
                <text:p text:style-name="P28"><text:span text:style-name="T29"/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6"><text:span text:style-name="T83">S&amp;P Capital IQ</text:span><text:span text:style-name="T51">, </text:span><text:span text:style-name="T53">Gurgaon, India.</text:span></text:p>
          </table:table-cell>
          <table:covered-table-cell/>
          <table:covered-table-cell/>
          <table:table-cell table:style-name="Table1.D5" office:value-type="string">
            <text:p text:style-name="P9"><text:span text:style-name="T5">J</text:span><text:span text:style-name="T1">ul</text:span><text:span text:style-name="T6">y</text:span><text:span text:style-name="T1"> 2013 – </text:span><text:span text:style-name="T6">July 2014</text:span></text:p>
          </table:table-cell>
        </table:table-row>
        <table:table-row table:style-name="Table1.6">
          <table:table-cell table:style-name="Table1.A6" table:number-columns-spanned="4" office:value-type="string">
            <text:p text:style-name="P21">Software Engineer.</text:p>
            <text:list xml:id="list145433261420275" text:continue-numbering="true" text:style-name="WW8Num4">
              <text:list-item>
                <text:p text:style-name="P40"><text:span text:style-name="T10">D</text:span><text:span text:style-name="T2">eveloping a system to do </text:span><text:span text:style-name="T14">Auto Extraction</text:span><text:span text:style-name="T3"> of Financial Data from documents </text:span><text:span text:style-name="T4">of various </text:span></text:p>
                <text:p text:style-name="P40"><text:span text:style-name="T4"><text:s text:c="8"/>formats like PDF, Excel, T</text:span><text:span text:style-name="T9">e</text:span><text:span text:style-name="T4">xt, XML</text:span><text:span text:style-name="T3">.</text:span></text:p>
              </text:list-item>
              <text:list-item>
                <text:p text:style-name="P41"><text:span text:style-name="T37">Implemented a system for the </text:span><text:span text:style-name="T40">e</text:span><text:span text:style-name="T39">xtraction of text</text:span><text:span text:style-name="T36"> </text:span><text:span text:style-name="T34">from PDF documents</text:span><text:span text:style-name="T35">, while preserving</text:span></text:p>
                <text:p text:style-name="P41"><text:span text:style-name="T35"><text:s text:c="8"/>the </text:span><text:span text:style-name="T40">reading order</text:span><text:span text:style-name="T37">, </text:span><text:span text:style-name="T38">with the help of</text:span><text:span text:style-name="T37"> various open-source projects.</text:span></text:p>
              </text:list-item>
            </text:list>
            <text:p text:style-name="P18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2"><text:span text:style-name="T15">Yahoo! </text:span><text:span text:style-name="T16">Inc</text:span><text:span text:style-name="T26">, </text:span><text:span text:style-name="T27">Bangalore, India.</text:span></text:p>
          </table:table-cell>
          <table:covered-table-cell/>
          <table:table-cell table:style-name="Table1.C7" table:number-columns-spanned="2" office:value-type="string">
            <text:p text:style-name="P11"><text:span text:style-name="T7">Summer</text:span><text:span text:style-name="T6"> 201</text:span><text:span text:style-name="T7">2</text:span></text:p>
          </table:table-cell>
          <table:covered-table-cell/>
        </table:table-row>
        <table:table-row table:style-name="Table1.8">
          <table:table-cell table:style-name="Table1.A8" table:number-columns-spanned="4" office:value-type="string">
            <text:p text:style-name="P19"><text:span text:style-name="T51">Software Engineer, Intern</text:span><text:span text:style-name="T54">.</text:span></text:p>
            <text:list xml:id="list145433055136803" text:continue-numbering="true" text:style-name="WW8Num4">
              <text:list-item>
                <text:p text:style-name="P30"><text:span text:style-name="T1">Creation of a </text:span><text:span text:style-name="T12">testing framework</text:span><text:span text:style-name="T1"> for a system (called ‘Duplo’), which dynamically </text:span></text:p>
                <text:p text:style-name="P38"><text:s text:c="8"/>handles feature phone requests.</text:p>
                <text:p text:style-name="P38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table:number-columns-spanned="4" office:value-type="string">
            <text:p text:style-name="P15">Education<draw:connector text:anchor-type="char" draw:z-index="4" draw:style-name="gr1" draw:text-style-name="P48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"><text:span text:style-name="T41">Indiana University</text:span>, <text:span text:style-name="T41">Bloomington</text:span>, IN <text:s text:c="60"/><text:span text:style-name="T52">August 2014 - Present</text:span></text:p>
            <text:p text:style-name="P1"><text:span text:style-name="T65">Master of Science in </text:span><text:span text:style-name="T66">Computer Science</text:span><text:span text:style-name="T65">.</text:span></text:p>
            <text:p text:style-name="P1"><text:span text:style-name="T65"/></text:p>
            <text:p text:style-name="P2"><text:span text:style-name="T41">Indian Institute of Technology</text:span> – Guwahati (<text:span text:style-name="T41">IIT – Guwahati</text:span>) <text:s text:c="18"/><text:span text:style-name="T63">August 2009 – May 2013</text:span> <text:s text:c="12"/></text:p>
            <text:p text:style-name="P4">Bachelor of Technology <text:span text:style-name="T87">in </text:span>Computer Science and En<text:span text:style-name="T63">gineering.</text:span></text:p>
            <text:p text:style-name="P3">Cumulative GPA: <text:span text:style-name="T41">7.48</text:span> (on scale of 10).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Text_20_body"><text:span text:style-name="T85">Academic Projects </text:span>(<text:span text:style-name="T61">https://github.com/rahulpasunuri/</text:span>)<draw:connector text:anchor-type="char" draw:z-index="0" draw:style-name="gr1" draw:text-style-name="P48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4" office:value-type="string">
            <text:list xml:id="list145433282882739" text:continue-numbering="true" text:style-name="WW8Num4">
              <text:list-item>
                <text:p text:style-name="P29"><text:span text:style-name="T20">Analy</text:span><text:span text:style-name="T23">zed</text:span><text:span text:style-name="T20"> of various boosting algorithms, for </text:span><text:span text:style-name="T24">Viola – Jones faces</text:span></text:p>
                <text:p text:style-name="P31"><text:span text:style-name="T24">detection</text:span><text:span text:style-name="T20"> method on various metrics(using OpenCV).</text:span></text:p>
              </text:list-item>
              <text:list-item>
                <text:p text:style-name="P33"><text:span text:style-name="T20">Implement</text:span><text:span text:style-name="T23">ed</text:span><text:span text:style-name="T20"> Jarvis-Patrick algorithm using </text:span><text:span text:style-name="T24">Map-Reduce</text:span><text:span text:style-name="T20"> paradigm</text:span></text:p>
                <text:p text:style-name="P32"><text:span text:style-name="T20">in </text:span><text:span text:style-name="T24">Hadoop</text:span><text:span text:style-name="T20"> and contributing the same to Apache Mahout</text:span><text:span text:style-name="T21">.</text:span></text:p>
              </text:list-item>
              <text:list-item>
                <text:p text:style-name="P34"><text:span text:style-name="T20">Design</text:span><text:span text:style-name="T22">ed</text:span><text:span text:style-name="T20"> simple </text:span><text:span text:style-name="T24">OpenGL graphics</text:span><text:span text:style-name="T20"> using own procedures for Modeling,</text:span></text:p>
                <text:p text:style-name="P34"><text:span text:style-name="T20"><text:s text:c="6"/>Transformations, Clipping, Lighting </text:span><text:span text:style-name="T21">and</text:span><text:span text:style-name="T20"> z-Buffering</text:span><text:span text:style-name="T21">.</text:span></text:p>
              </text:list-item>
              <text:list-item>
                <text:p text:style-name="P37"><text:span text:style-name="T20">Developed an automatic </text:span><text:span text:style-name="T25">sentiment classifier</text:span><text:span text:style-name="T20"> to deduce the sentiment of <text:s text:c="2"/></text:span></text:p>
                <text:p text:style-name="P37"><text:span text:style-name="T20"><text:s text:c="6"/>user reviews on movies using machine learning techniques.</text:span></text:p>
              </text:list-item>
              <text:list-item>
                <text:p text:style-name="P35"><text:span text:style-name="T23">I</text:span><text:span text:style-name="T20">mplemented a fully functional </text:span><text:span text:style-name="T25">port scanner</text:span><text:span text:style-name="T20">, which can infer status of the <text:s/></text:span></text:p>
                <text:p text:style-name="P35"><text:span text:style-name="T20"><text:s text:c="6"/>ports using various TCP and UDP scan techniques in a multi-threaded way.</text:span></text:p>
              </text:list-item>
              <text:list-item>
                <text:p text:style-name="P36"><text:span text:style-name="T1">Implemented a simplified version </text:span><text:span text:style-name="T13">BitTorrent</text:span><text:span text:style-name="T1"> </text:span><text:span text:style-name="T13">client,</text:span><text:span text:style-name="T1"> which can be used to transfer files <text:s/></text:span></text:p>
                <text:p text:style-name="P36"><text:span text:style-name="T11"><text:s text:c="8"/>handling </text:span><text:span text:style-name="T1">multiple leechers and mutliple seeders.</text:span></text:p>
                <text:p text:style-name="P39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14">Extra-curricular Activities and Achievements<draw:connector text:anchor-type="char" draw:z-index="1" draw:style-name="gr1" draw:text-style-name="P48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list xml:id="list145435202639201" text:continue-numbering="true" text:style-name="WW8Num4">
              <text:list-item>
                <text:p text:style-name="P42"><text:span text:style-name="T72">Member of </text:span><text:span text:style-name="T42">Organizing committee</text:span><text:span text:style-name="T72"> and the </text:span><text:span text:style-name="T42">Webmaster</text:span><text:span text:style-name="T72"> of Techniche-2011, North-</text:span></text:p>
                <text:p text:style-name="P43"><text:span text:style-name="T72"><text:s text:c="7"/>East India’s </text:span><text:span text:style-name="T43">largest Technical festival</text:span><text:span text:style-name="T72">, with a budget of over 6 million INR.</text:span></text:p>
              </text:list-item>
              <text:list-item>
                <text:p text:style-name="P43"><text:span text:style-name="T57">Honoured with </text:span><text:span text:style-name="T44">CBSE Merit Scholarship</text:span><text:span text:style-name="T57"> for four </text:span><text:span text:style-name="T58">consecutive </text:span><text:span text:style-name="T57">years.</text:span></text:p>
              </text:list-item>
              <text:list-item>
                <text:p text:style-name="P44"><text:span text:style-name="T72">Got into the </text:span><text:span text:style-name="T42">Top 1 %</text:span><text:span text:style-name="T72"> in both </text:span><text:span text:style-name="T42">National Physics</text:span><text:span text:style-name="T72"> </text:span><text:span text:style-name="T43">Olympiad</text:span><text:span text:style-name="T72"> (2009) and </text:span><text:span text:style-name="T42">National</text:span></text:p>
                <text:p text:style-name="P47"><text:span text:style-name="T42"><text:s text:c="10"/>Chemistry</text:span><text:span text:style-name="T72"> </text:span><text:span text:style-name="T43">Olympiad</text:span><text:span text:style-name="T72"> (2010), competing against around 40,000 people.</text:span></text:p>
              </text:list-item>
              <text:list-item>
                <text:p text:style-name="P45"><text:span text:style-name="T72">Secured </text:span><text:span text:style-name="T43">19</text:span><text:span text:style-name="T49">th</text:span><text:span text:style-name="T72"> rank in Sir C.V. RAMAN ‘</text:span><text:span text:style-name="T42">YOUNG GENIUS’ AWARDS</text:span><text:span text:style-name="T72"> (2006-2007).</text:span></text:p>
              </text:list-item>
              <text:list-item>
                <text:p text:style-name="P45"><text:span text:style-name="T73">Secured a rank of </text:span><text:span text:style-name="T45">1124 </text:span><text:span text:style-name="T59">out of </text:span><text:span text:style-name="T57">0.5 million students in the exam </text:span><text:span text:style-name="T44">IIT-JEE</text:span><text:span text:style-name="T57">.</text:span></text:p>
              </text:list-item>
              <text:list-item>
                <text:p text:style-name="P46">All India Rank of <text:span text:style-name="T41">149 </text:span>(of .70 million) in AIEEE (All India Engineering Entrance Examination)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4" office:value-type="string">
            <text:p text:style-name="P7"/>
            <text:p text:style-name="P22">Technical Skills<draw:connector text:anchor-type="char" draw:z-index="2" draw:style-name="gr1" draw:text-style-name="P48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24"><text:span text:style-name="T46">Languages:</text:span><text:span text:style-name="T74"> </text:span><text:span text:style-name="T75">C; C++</text:span><text:span text:style-name="T72">; C#.</text:span><text:span text:style-name="T76">NET</text:span><text:span text:style-name="T72">; </text:span><text:span text:style-name="T77">T-</text:span><text:span text:style-name="T72">SQL; </text:span><text:span text:style-name="T75">Python</text:span><text:span text:style-name="T72">; PHP; </text:span><text:span text:style-name="T75">Java</text:span><text:span text:style-name="T72">; HTML; </text:span><text:span text:style-name="T78">Bash; </text:span><text:span text:style-name="T74">XML,</text:span><text:span text:style-name="T81">JavaScript</text:span><text:span text:style-name="T60">.</text:span></text:p>
            <text:p text:style-name="P25"><text:span text:style-name="T41">DataBases:</text:span> <text:s/><text:span text:style-name="T60">MYSQL, T-SQL</text:span></text:p>
            <text:p text:style-name="P26"><text:span text:style-name="T47">Tools &amp; Utilities:</text:span><text:span text:style-name="T80"> Visual Studio; Microsoft SQL Server; </text:span><text:span text:style-name="T79">Joomla</text:span><text:span text:style-name="T80">; PHPUnit; LaTeX; Dreamweaver.</text:span></text:p>
            <text:p text:style-name="P26"><text:span text:style-name="T47">Platforms:</text:span><text:span text:style-name="T80"> Linux, Microsoft Windows.</text:span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4-12-08T14:54:32.834061161</dc:date>
    <meta:print-date>2013-11-14T21:33:00</meta:print-date>
    <meta:editing-cycles>438</meta:editing-cycles>
    <meta:editing-duration>PT11H18M30S</meta:editing-duration>
    <meta:generator>LibreOffice/4.2.6.3$Linux_X86_64 LibreOffice_project/420m0$Build-3</meta:generator>
    <meta:document-statistic meta:table-count="1" meta:image-count="0" meta:object-count="0" meta:page-count="2" meta:paragraph-count="57" meta:word-count="427" meta:character-count="3014" meta:non-whitespace-character-count="2492"/>
  </office:meta>
</office:document-meta>
</file>